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c61c" officeooo:paragraph-rsid="000ac61c"/>
    </style:style>
    <style:style style:name="P2" style:family="paragraph" style:parent-style-name="Standard">
      <style:text-properties officeooo:rsid="000b0449" officeooo:paragraph-rsid="000b0449"/>
    </style:style>
    <style:style style:name="P3" style:family="paragraph" style:parent-style-name="Standard">
      <style:text-properties officeooo:rsid="000d4b07" officeooo:paragraph-rsid="000d4b07"/>
    </style:style>
    <style:style style:name="P4" style:family="paragraph" style:parent-style-name="Standard">
      <style:text-properties officeooo:rsid="000e22dd" officeooo:paragraph-rsid="000e22dd"/>
    </style:style>
    <style:style style:name="P5" style:family="paragraph" style:parent-style-name="Standard">
      <style:text-properties fo:font-style="italic" officeooo:rsid="000e22dd" officeooo:paragraph-rsid="000e22dd" style:font-style-asian="italic" style:font-style-complex="italic"/>
    </style:style>
    <style:style style:name="P6" style:family="paragraph" style:parent-style-name="Standard">
      <style:text-properties fo:font-style="normal" officeooo:rsid="000e22dd" officeooo:paragraph-rsid="000e22dd" style:font-style-asian="normal" style:font-style-complex="normal"/>
    </style:style>
    <style:style style:name="P7" style:family="paragraph" style:parent-style-name="Standard">
      <style:text-properties fo:font-style="normal" officeooo:rsid="000e22dd" officeooo:paragraph-rsid="00110d50" style:font-style-asian="normal" style:font-style-complex="normal"/>
    </style:style>
    <style:style style:name="P8" style:family="paragraph" style:parent-style-name="Standard">
      <style:text-properties fo:font-style="normal" officeooo:rsid="00124912" officeooo:paragraph-rsid="00124912" style:font-style-asian="normal" style:font-style-complex="normal"/>
    </style:style>
    <style:style style:name="T1" style:family="text">
      <style:text-properties officeooo:rsid="000b0e6d"/>
    </style:style>
    <style:style style:name="T2" style:family="text">
      <style:text-properties officeooo:rsid="000e49f3"/>
    </style:style>
    <style:style style:name="T3" style:family="text">
      <style:text-properties fo:font-style="italic" officeooo:rsid="000b0e6d" style:font-style-asian="italic" style:font-style-complex="italic"/>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ógica de predicados</text:p>
      <text:p text:style-name="P1"/>
      <text:p text:style-name="P2">La lógica proposicional presenta limitaciones para formalizar razonamientos. La lógica de predicados permite formalizar razonamientos que estaban fuera de la lógica proposicional, <text:span text:style-name="T1">mediante su lenguaje: </text:span><text:span text:style-name="T3">“lenguaje de fórmulas”</text:span><text:span text:style-name="T1">; dicho lenguaje es más expresivo, pero el objetivo es el mismo, formalizar y validar razonamientos.</text:span></text:p>
      <text:p text:style-name="P3">La <text:span text:style-name="T4">lógica de predicados</text:span> es una <text:span text:style-name="T4">ampliación</text:span> de la <text:span text:style-name="T4">lógica proposicional</text:span> que cuenta con un lenguaje formal más rico (más expresivo) y con un conjunto de reglas que permiten validar razonamientos expresados utilizando este lenguaje. La <text:span text:style-name="T4">lógica proposicional</text:span> se debe entender, a partir de este momento, como un <text:span text:style-name="T4">subconjunto</text:span> de la <text:span text:style-name="T4">lógica de predicados</text:span>.</text:p>
      <text:p text:style-name="P3"/>
      <text:p text:style-name="P4">Lenguaje</text:p>
      <text:p text:style-name="P4">Un predicado es una aplicación definida en un dominio que adquiere valores en el conjunto de enunciados. Formalmente se expresa de la manera siguiente:</text:p>
      <text:p text:style-name="P5">P(x)</text:p>
      <text:p text:style-name="P6">Representaremos un predicado utilizando una letra mayúscula del alfabeto latino, con los parámetros <text:span text:style-name="T2">(variables)</text:span>, preferentemente representados por letras minúsculas del mismo alfabeto a partir de x, entre paréntesis y separados por comas.</text:p>
      <text:p text:style-name="P7">Por ejemplo: </text:p>
      <text:p text:style-name="P7">el predicado P(x) podría ser la formalización de: “x es un estudiante”. Nota<text:span text:style-name="T2">r</text:span> que el predicado P(x) no es un enunciado. P(x) se puede convertir en un enunciado sustituyendo la variable x (el parámetro) por algún elemento de su dominio. Si el dominio de x es el conjunto de las personas, entonces P(Juan) sí es un enunciado (y se corresponde con “Juan es un estudiante”).</text:p>
      <text:p text:style-name="P6">Por regla general, no se habla de parámetros, sino de variables. Un predicado puede tener cualquier número de variables, <text:span text:style-name="T2">veremos con solo una.</text:span></text:p>
      <text:p text:style-name="P6">El <text:span text:style-name="T4">dominio de una variable</text:span> es todo el conjunto de objetos que la pueden sustituir.</text:p>
      <text:p text:style-name="P6">Una <text:span text:style-name="T4">constante</text:span> es la representación de un elemento de un dominio. Las constantes se representan mediante letras minúsculas del alfabeto latino. Se eligen, preferentemente, a partir de la letra a, para evitar confusiones con las letras que representan las variables.</text:p>
      <text:p text:style-name="P6">P(x,y,z) es un predicado, pero no un enunciado.</text:p>
      <text:p text:style-name="P6">P(a,b,c) y P(a,a,d) son enunciados.</text:p>
      <text:p text:style-name="P6">Las variables y las constantes se denominan términos cuando la distinción no es importante.</text:p>
      <text:p text:style-name="P6"/>
      <text:p text:style-name="P8">Cuantificadores</text:p>
      <text:p text:style-name="P8">Los cuantificadores son los dos operadores que el lenguaje de la lógica de predicados añade a las conectivas, ya conocidas, del lenguaje de enunciados. Los dos operadores específicos del lenguaje de la lógica de predicados se corresponden, aproximadamente, con aquellas construcciones del lenguaje natural que tienen un significado de ‘todos los.../todas las...’y de ‘algún o algunos/alguna o algunas...’. Se representan conlos símbolos (simbolo para todo) y (simbolo existe algún), respectiv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23:44:38.585942303</meta:creation-date>
    <dc:date>2020-03-25T00:25:19.678242587</dc:date>
    <meta:editing-duration>PT30M26S</meta:editing-duration>
    <meta:editing-cycles>10</meta:editing-cycles>
    <meta:generator>LibreOffice/6.2.8.2$Linux_X86_64 LibreOffice_project/20$Build-2</meta:generator>
    <meta:document-statistic meta:table-count="0" meta:image-count="0" meta:object-count="0" meta:page-count="1" meta:paragraph-count="17" meta:word-count="401" meta:character-count="2646" meta:non-whitespace-character-count="2261"/>
  </office:meta>
</office:document-meta>
</file>